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draw:fill="none" draw:stroke="none"/>
    </style:style>
    <style:style style:family="paragraph" style:name="a12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draw:fill="none" draw:stroke="non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9">
      <style:graphic-properties draw:fill="none" draw:stroke="none"/>
    </style:style>
    <style:style style:family="paragraph" style:name="a129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0">
      <style:graphic-properties draw:fill="none" draw:stroke="none"/>
    </style:style>
    <style:style style:family="drawing-page" style:name="a1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draw:fill="none" draw:stroke="non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6">
      <style:graphic-properties draw:fill="none" draw:stroke="none"/>
    </style:style>
    <style:style style:family="presentation" style:name="a1237">
      <style:graphic-properties draw:fill="none" draw:stroke="none"/>
    </style:style>
    <style:style style:family="presentation" style:name="a1238">
      <style:graphic-properties draw:fill="none" draw:stroke="none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center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4">
      <style:graphic-properties draw:fill="none" draw:stroke="non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4">
      <style:graphic-properties draw:fill="none" draw:stroke="non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8">
      <style:graphic-properties draw:fill="none" draw:stroke="none"/>
    </style:style>
    <style:style style:family="drawing-page" style:name="a1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9">
      <style:graphic-properties draw:fill="none" draw:stroke="non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5">
      <style:graphic-properties draw:fill="none" draw:stroke="non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draw:fill="none" draw:stroke="none"/>
    </style:style>
    <style:style style:family="presentation" style:name="a1261">
      <style:graphic-properties draw:fill="none" draw:stroke="none"/>
    </style:style>
    <style:style style:family="drawing-page" style:name="a1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draw:fill="none" draw:stroke="none"/>
    </style:style>
    <style:style style:family="presentation" style:name="a1268">
      <style:graphic-properties draw:fill="none" draw:stroke="none"/>
    </style:style>
    <style:style style:family="presentation" style:name="a1269">
      <style:graphic-properties draw:fill="none" draw:stroke="none"/>
    </style:style>
    <style:style style:family="paragraph" style:name="a115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draw:fill="none" draw:stroke="none"/>
    </style:style>
    <style:style style:family="paragraph" style:name="a115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draw:fill="none" draw:stroke="none"/>
    </style:style>
    <style:style style:family="drawing-page" style:name="a1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7">
      <style:graphic-properties draw:fill="none" draw:stroke="none"/>
    </style:style>
    <style:style style:family="presentation" style:name="a1275">
      <style:graphic-properties draw:fill="none" draw:stroke="non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draw:fill="none" draw:stroke="none"/>
    </style:style>
    <style:style style:family="paragraph" style:name="a12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draw:fill="none" draw:stroke="none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1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9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5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9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115" draw:master-page-name="Master1-Layout1-title-Title-Slide" presentation:presentation-page-layout-name="Master1-PPL1" draw:id="Slide-256">
        <draw:frame draw:id="id146" presentation:style-name="a1119" draw:name="Title 1" svg:x="0.75in" svg:y="2.32986in" svg:width="8.5in" svg:height="1.60764in" presentation:class="title" presentation:placeholder="false">
          <draw:text-box>
            <text:p text:style-name="a1118" text:class-names="" text:cond-style-name=""><text:span text:style-name="a1116" text:class-names="">ppLayoutTitle</text:span><text:span text:style-name="a1117" text:class-names=""/></text:p>
          </draw:text-box>
          <svg:title/>
          <svg:desc/>
        </draw:frame>
        <draw:frame draw:id="id147" presentation:style-name="a1126" draw:name="Subtitle 2" svg:x="1.5in" svg:y="4.25in" svg:width="7in" svg:height="1.91667in" presentation:class="subtitle" presentation:placeholder="false">
          <draw:text-box>
            <text:p text:style-name="a1121" text:class-names="" text:cond-style-name=""><text:span text:style-name="a1120" text:class-names="">Text(2)</text:span></text:p>
            <text:list text:style-name="a1125">
              <text:list-item>
                <text:list text:style-name="a1125">
                  <text:list-item>
                    <text:p text:style-name="a1124" text:class-names="" text:cond-style-name=""><text:span text:style-name="a1122" text:class-names="">For ppLayoutTitle</text:span><text:span text:style-name="a112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1127" draw:master-page-name="Master1-Layout12-tx-Title-and-Text" presentation:presentation-page-layout-name="Master1-PPL12" draw:id="Slide-257">
        <draw:frame draw:id="id148" presentation:style-name="a1131" draw:name="Title 1" svg:x="0.5in" svg:y="0.30035in" svg:width="9in" svg:height="1.25in" presentation:class="title" presentation:placeholder="false">
          <draw:text-box>
            <text:p text:style-name="a1130" text:class-names="" text:cond-style-name=""><text:span text:style-name="a1128" text:class-names="">ppLayoutText</text:span><text:span text:style-name="a1129" text:class-names=""/></text:p>
          </draw:text-box>
          <svg:title/>
          <svg:desc/>
        </draw:frame>
        <draw:frame draw:id="id149" presentation:style-name="a1139" draw:name="Text Placeholder 2" svg:x="0.5in" svg:y="1.75in" svg:width="9in" svg:height="4.94965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2" text:class-names="">Text(2)</text:span></text:p>
              </text:list-item>
            </text:list>
            <text:list text:style-name="a1138">
              <text:list-item>
                <text:list text:style-name="a1138">
                  <text:list-item>
                    <text:p text:style-name="a1137" text:class-names="" text:cond-style-name=""><text:span text:style-name="a1135" text:class-names="">For ppLayoutText</text:span><text:span text:style-name="a113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1140" draw:master-page-name="Master1-Layout13-twoColTx-Title-and-2-Column-Text" presentation:presentation-page-layout-name="Master1-PPL13" draw:id="Slide-258">
        <draw:frame draw:id="id150" presentation:style-name="a1144" draw:name="Title 1" svg:x="0.5in" svg:y="0.30035in" svg:width="9in" svg:height="1.25in" presentation:class="title" presentation:placeholder="false">
          <draw:text-box>
            <text:p text:style-name="a1143" text:class-names="" text:cond-style-name=""><text:span text:style-name="a1141" text:class-names="">ppLayoutTwoColumnText</text:span><text:span text:style-name="a1142" text:class-names=""/></text:p>
          </draw:text-box>
          <svg:title/>
          <svg:desc/>
        </draw:frame>
        <draw:frame draw:id="id151" presentation:style-name="a1152" draw:name="Text Placeholder 2" svg:x="0.5in" svg:y="1.75in" svg:width="4.41667in" svg:height="4.94965in" presentation:class="outline" presentation:placeholder="false">
          <draw:text-box>
            <text:list text:style-name="a1147">
              <text:list-item>
                <text:p text:style-name="a1146" text:class-names="" text:cond-style-name=""><text:span text:style-name="a1145" text:class-names="">Text(2)</text:span></text:p>
              </text:list-item>
            </text:list>
            <text:list text:style-name="a1151">
              <text:list-item>
                <text:list text:style-name="a1151">
                  <text:list-item>
                    <text:p text:style-name="a1150" text:class-names="" text:cond-style-name=""><text:span text:style-name="a1148" text:class-names="">For ppLayoutTwoColumnText</text:span><text:span text:style-name="a114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2" presentation:style-name="a1160" draw:name="Text Placeholder 3" svg:x="5.08333in" svg:y="1.75in" svg:width="4.41667in" svg:height="4.94965in" presentation:class="outline" presentation:placeholder="false">
          <draw:text-box>
            <text:list text:style-name="a1155">
              <text:list-item>
                <text:p text:style-name="a1154" text:class-names="" text:cond-style-name=""><text:span text:style-name="a1153" text:class-names="">Text(3)</text:span></text:p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6" text:class-names="">For ppLayoutTwoColumnText</text:span><text:span text:style-name="a115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1161" draw:master-page-name="Master1-Layout2-obj-Title-and-Content" presentation:presentation-page-layout-name="Master1-PPL2" draw:id="Slide-259">
        <draw:frame draw:id="id153" presentation:style-name="a1165" draw:name="Title 1" svg:x="0.5in" svg:y="0.30035in" svg:width="9in" svg:height="1.25in" presentation:class="title" presentation:placeholder="false">
          <draw:text-box>
            <text:p text:style-name="a1164" text:class-names="" text:cond-style-name=""><text:span text:style-name="a1162" text:class-names="">ppLayoutObject</text:span><text:span text:style-name="a1163" text:class-names=""/></text:p>
          </draw:text-box>
          <svg:title/>
          <svg:desc/>
        </draw:frame>
        <draw:frame draw:id="id154" presentation:style-name="a1166" draw:name="Content Placeholder 3" svg:x="2.91667in" svg:y="2.66233in" svg:width="4.16667in" svg:height="3.12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1167" draw:master-page-name="Master1-Layout14-txOverObj-Title-and-Text-over-Content" presentation:presentation-page-layout-name="Master1-PPL14" draw:id="Slide-260">
        <draw:frame draw:id="id155" presentation:style-name="a1171" draw:name="Title 1" svg:x="0.5in" svg:y="0.30035in" svg:width="9in" svg:height="1.25in" presentation:class="title" presentation:placeholder="false">
          <draw:text-box>
            <text:p text:style-name="a1170" text:class-names="" text:cond-style-name=""><text:span text:style-name="a1168" text:class-names="">ppLayoutTextOverObject</text:span><text:span text:style-name="a1169" text:class-names=""/></text:p>
          </draw:text-box>
          <svg:title/>
          <svg:desc/>
        </draw:frame>
        <draw:frame draw:id="id156" presentation:style-name="a1179" draw:name="Text Placeholder 2" svg:x="0.5in" svg:y="1.75in" svg:width="9in" svg:height="2.39063in" presentation:class="outline" presentation:placeholder="false">
          <draw:text-box>
            <text:list text:style-name="a1174">
              <text:list-item>
                <text:p text:style-name="a1173" text:class-names="" text:cond-style-name=""><text:span text:style-name="a1172" text:class-names="">Text(2)</text:span></text:p>
              </text:list-item>
            </text:list>
            <text:list text:style-name="a1178">
              <text:list-item>
                <text:list text:style-name="a1178">
                  <text:list-item>
                    <text:p text:style-name="a1177" text:class-names="" text:cond-style-name=""><text:span text:style-name="a1175" text:class-names="">For ppLayoutTextOverObject</text:span><text:span text:style-name="a117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7" presentation:style-name="a1180" draw:name="Content Placeholder 4" svg:x="3.40509in" svg:y="4.30729in" svg:width="3.18981in" svg:height="2.3923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1181" draw:master-page-name="Master1-Layout15-txAndObj-Title,-Text,-and-Content" presentation:presentation-page-layout-name="Master1-PPL15" draw:id="Slide-261">
        <draw:frame draw:id="id158" presentation:style-name="a1185" draw:name="Title 1" svg:x="0.5in" svg:y="0.30035in" svg:width="9in" svg:height="1.25in" presentation:class="title" presentation:placeholder="false">
          <draw:text-box>
            <text:p text:style-name="a1184" text:class-names="" text:cond-style-name=""><text:span text:style-name="a1182" text:class-names="">ppLayoutTextAndObject</text:span><text:span text:style-name="a1183" text:class-names=""/></text:p>
          </draw:text-box>
          <svg:title/>
          <svg:desc/>
        </draw:frame>
        <draw:frame draw:id="id159" presentation:style-name="a1193" draw:name="Text Placeholder 2" svg:x="0.5in" svg:y="1.75in" svg:width="4.41667in" svg:height="4.94965in" presentation:class="outline" presentation:placeholder="false">
          <draw:text-box>
            <text:list text:style-name="a1188">
              <text:list-item>
                <text:p text:style-name="a1187" text:class-names="" text:cond-style-name=""><text:span text:style-name="a1186" text:class-names="">Text(2)</text:span></text:p>
              </text:list-item>
            </text:list>
            <text:list text:style-name="a1192">
              <text:list-item>
                <text:list text:style-name="a1192">
                  <text:list-item>
                    <text:p text:style-name="a1191" text:class-names="" text:cond-style-name=""><text:span text:style-name="a1189" text:class-names="">For ppLayoutTextAndObject</text:span><text:span text:style-name="a119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0" presentation:style-name="a1194" draw:name="Content Placeholder 4" svg:x="5.20833in" svg:y="2.66233in" svg:width="4.16667in" svg:height="3.12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7" draw:style-name="a1195" draw:master-page-name="Master1-Layout4-twoObj-Two-Content" presentation:presentation-page-layout-name="Master1-PPL4" draw:id="Slide-262">
        <draw:frame draw:id="id161" presentation:style-name="a1199" draw:name="Title 1" svg:x="0.5in" svg:y="0.30035in" svg:width="9in" svg:height="1.25in" presentation:class="title" presentation:placeholder="false">
          <draw:text-box>
            <text:p text:style-name="a1198" text:class-names="" text:cond-style-name=""><text:span text:style-name="a1196" text:class-names="">ppLayoutTwoObjects</text:span><text:span text:style-name="a1197" text:class-names=""/></text:p>
          </draw:text-box>
          <svg:title/>
          <svg:desc/>
        </draw:frame>
        <draw:frame draw:id="id162" presentation:style-name="a1200" draw:name="Content Placeholder 4" svg:x="0.625in" svg:y="2.66233in" svg:width="4.16667in" svg:height="3.125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63" presentation:style-name="a1201" draw:name="Content Placeholder 5" svg:x="5.20833in" svg:y="2.66233in" svg:width="4.16667in" svg:height="3.12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8" draw:style-name="a1202" draw:master-page-name="Master1-Layout16-objAndTx-Title,-Content-and-Text" presentation:presentation-page-layout-name="Master1-PPL16" draw:id="Slide-263">
        <draw:frame draw:id="id164" presentation:style-name="a1206" draw:name="Title 1" svg:x="0.5in" svg:y="0.30035in" svg:width="9in" svg:height="1.25in" presentation:class="title" presentation:placeholder="false">
          <draw:text-box>
            <text:p text:style-name="a1205" text:class-names="" text:cond-style-name=""><text:span text:style-name="a1203" text:class-names="">ppLayoutObjectAndText</text:span><text:span text:style-name="a1204" text:class-names=""/></text:p>
          </draw:text-box>
          <svg:title/>
          <svg:desc/>
        </draw:frame>
        <draw:frame draw:id="id165" presentation:style-name="a1207" draw:name="Content Placeholder 4" svg:x="0.625in" svg:y="2.66233in" svg:width="4.16667in" svg:height="3.125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66" presentation:style-name="a1215" draw:name="Text Placeholder 3" svg:x="5.08333in" svg:y="1.75in" svg:width="4.41667in" svg:height="4.94965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208" text:class-names="">Text(3)</text:span></text:p>
              </text:list-item>
            </text:list>
            <text:list text:style-name="a1214">
              <text:list-item>
                <text:list text:style-name="a1214">
                  <text:list-item>
                    <text:p text:style-name="a1213" text:class-names="" text:cond-style-name=""><text:span text:style-name="a1211" text:class-names="">For ppLayoutObjectAndText</text:span><text:span text:style-name="a121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1216" draw:master-page-name="Master1-Layout17-txAndTwoObj-Title,-Text,-and-2-Content" presentation:presentation-page-layout-name="Master1-PPL17" draw:id="Slide-264">
        <draw:frame draw:id="id167" presentation:style-name="a1220" draw:name="Title 1" svg:x="0.5in" svg:y="0.30035in" svg:width="9in" svg:height="1.25in" presentation:class="title" presentation:placeholder="false">
          <draw:text-box>
            <text:p text:style-name="a1219" text:class-names="" text:cond-style-name=""><text:span text:style-name="a1217" text:class-names="">ppLayoutTextAndTwoObjects</text:span><text:span text:style-name="a1218" text:class-names=""/></text:p>
          </draw:text-box>
          <svg:title/>
          <svg:desc/>
        </draw:frame>
        <draw:frame draw:id="id168" presentation:style-name="a1228" draw:name="Text Placeholder 2" svg:x="0.5in" svg:y="1.75in" svg:width="4.41667in" svg:height="4.94965in" presentation:class="outline" presentation:placeholder="false">
          <draw:text-box>
            <text:list text:style-name="a1223">
              <text:list-item>
                <text:p text:style-name="a1222" text:class-names="" text:cond-style-name=""><text:span text:style-name="a1221" text:class-names="">Text(2)</text:span></text:p>
              </text:list-item>
            </text:list>
            <text:list text:style-name="a1227">
              <text:list-item>
                <text:list text:style-name="a1227">
                  <text:list-item>
                    <text:p text:style-name="a1226" text:class-names="" text:cond-style-name=""><text:span text:style-name="a1224" text:class-names="">For ppLayoutTextAndTwoObjects</text:span><text:span text:style-name="a122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9" presentation:style-name="a1229" draw:name="Content Placeholder 5" svg:x="5.69792in" svg:y="1.75in" svg:width="3.1875in" svg:height="2.3906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70" presentation:style-name="a1230" draw:name="Content Placeholder 6" svg:x="5.69676in" svg:y="4.30729in" svg:width="3.18981in" svg:height="2.39236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10" draw:style-name="a1231" draw:master-page-name="Master1-Layout18-objAndTwoObj-Title,-Content,-and-2-Content" presentation:presentation-page-layout-name="Master1-PPL18" draw:id="Slide-265">
        <draw:frame draw:id="id171" presentation:style-name="a1235" draw:name="Title 1" svg:x="0.5in" svg:y="0.30035in" svg:width="9in" svg:height="1.25in" presentation:class="title" presentation:placeholder="false">
          <draw:text-box>
            <text:p text:style-name="a1234" text:class-names="" text:cond-style-name=""><text:span text:style-name="a1232" text:class-names="">ppLayoutObjectAndTwoObjects</text:span><text:span text:style-name="a1233" text:class-names=""/></text:p>
          </draw:text-box>
          <svg:title/>
          <svg:desc/>
        </draw:frame>
        <draw:frame draw:id="id172" presentation:style-name="a1236" draw:name="Content Placeholder 5" svg:x="0.625in" svg:y="2.66233in" svg:width="4.16667in" svg:height="3.125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73" presentation:style-name="a1237" draw:name="Content Placeholder 6" svg:x="5.69792in" svg:y="1.75in" svg:width="3.1875in" svg:height="2.39063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74" presentation:style-name="a1238" draw:name="Content Placeholder 7" svg:x="5.69676in" svg:y="4.30729in" svg:width="3.18981in" svg:height="2.39236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1" draw:style-name="a1239" draw:master-page-name="Master1-Layout19-objOverTx-Title-and-Content-over-Text" presentation:presentation-page-layout-name="Master1-PPL19" draw:id="Slide-266">
        <draw:frame draw:id="id175" presentation:style-name="a1243" draw:name="Title 1" svg:x="0.5in" svg:y="0.30035in" svg:width="9in" svg:height="1.25in" presentation:class="title" presentation:placeholder="false">
          <draw:text-box>
            <text:p text:style-name="a1242" text:class-names="" text:cond-style-name=""><text:span text:style-name="a1240" text:class-names="">ppLayoutObjectOverText</text:span><text:span text:style-name="a1241" text:class-names=""/></text:p>
          </draw:text-box>
          <svg:title/>
          <svg:desc/>
        </draw:frame>
        <draw:frame draw:id="id176" presentation:style-name="a1244" draw:name="Content Placeholder 4" svg:x="3.40625in" svg:y="1.75in" svg:width="3.1875in" svg:height="2.39063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77" presentation:style-name="a1252" draw:name="Text Placeholder 3" svg:x="0.5in" svg:y="4.30729in" svg:width="9in" svg:height="2.39236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5" text:class-names="">Text(3)</text:span></text:p>
              </text:list-item>
            </text:list>
            <text:list text:style-name="a1251">
              <text:list-item>
                <text:list text:style-name="a1251">
                  <text:list-item>
                    <text:p text:style-name="a1250" text:class-names="" text:cond-style-name=""><text:span text:style-name="a1248" text:class-names="">For ppLayoutObjectOverText</text:span><text:span text:style-name="a124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1253" draw:master-page-name="Master1-Layout20-fourObj-Title-and-4-Content" presentation:presentation-page-layout-name="Master1-PPL20" draw:id="Slide-267">
        <draw:frame draw:id="id178" presentation:style-name="a1257" draw:name="Title 1" svg:x="0.5in" svg:y="0.30035in" svg:width="9in" svg:height="1.25in" presentation:class="title" presentation:placeholder="false">
          <draw:text-box>
            <text:p text:style-name="a1256" text:class-names="" text:cond-style-name=""><text:span text:style-name="a1254" text:class-names="">ppLayoutFourObjects</text:span><text:span text:style-name="a1255" text:class-names=""/></text:p>
          </draw:text-box>
          <svg:title/>
          <svg:desc/>
        </draw:frame>
        <draw:frame draw:id="id179" presentation:style-name="a1258" draw:name="Content Placeholder 6" svg:x="1.11458in" svg:y="1.75in" svg:width="3.1875in" svg:height="2.39063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80" presentation:style-name="a1259" draw:name="Content Placeholder 7" svg:x="5.69792in" svg:y="1.75in" svg:width="3.1875in" svg:height="2.39063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81" presentation:style-name="a1260" draw:name="Content Placeholder 8" svg:x="1.11343in" svg:y="4.30729in" svg:width="3.18981in" svg:height="2.39236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182" presentation:style-name="a1261" draw:name="Content Placeholder 9" svg:x="5.69676in" svg:y="4.30729in" svg:width="3.18981in" svg:height="2.39236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</draw:page>
      <draw:page draw:name="Slide13" draw:style-name="a1262" draw:master-page-name="Master1-Layout21-twoObjAndObj-Title,-2-Content-and-Content" presentation:presentation-page-layout-name="Master1-PPL21" draw:id="Slide-268">
        <draw:frame draw:id="id183" presentation:style-name="a1266" draw:name="Title 1" svg:x="0.5in" svg:y="0.30035in" svg:width="9in" svg:height="1.25in" presentation:class="title" presentation:placeholder="false">
          <draw:text-box>
            <text:p text:style-name="a1265" text:class-names="" text:cond-style-name=""><text:span text:style-name="a1263" text:class-names="">ppLayoutTwoObjectsAndObject</text:span><text:span text:style-name="a1264" text:class-names=""/></text:p>
          </draw:text-box>
          <svg:title/>
          <svg:desc/>
        </draw:frame>
        <draw:frame draw:id="id184" presentation:style-name="a1267" draw:name="Content Placeholder 5" svg:x="1.11458in" svg:y="1.75in" svg:width="3.1875in" svg:height="2.39063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185" presentation:style-name="a1268" draw:name="Content Placeholder 6" svg:x="1.11343in" svg:y="4.30729in" svg:width="3.18981in" svg:height="2.39236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draw:frame draw:id="id186" presentation:style-name="a1269" draw:name="Content Placeholder 7" svg:x="5.20833in" svg:y="2.66233in" svg:width="4.16667in" svg:height="3.125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</draw:page>
      <draw:page draw:name="Slide14" draw:style-name="a1270" draw:master-page-name="Master1-Layout22-twoObjAndTx-Title,-2-Content-and-Text" presentation:presentation-page-layout-name="Master1-PPL22" draw:id="Slide-269">
        <draw:frame draw:id="id187" presentation:style-name="a1274" draw:name="Title 1" svg:x="0.5in" svg:y="0.30035in" svg:width="9in" svg:height="1.25in" presentation:class="title" presentation:placeholder="false">
          <draw:text-box>
            <text:p text:style-name="a1273" text:class-names="" text:cond-style-name=""><text:span text:style-name="a1271" text:class-names="">ppLayoutTwoObjectsAndText</text:span><text:span text:style-name="a1272" text:class-names=""/></text:p>
          </draw:text-box>
          <svg:title/>
          <svg:desc/>
        </draw:frame>
        <draw:frame draw:id="id188" presentation:style-name="a1275" draw:name="Content Placeholder 5" svg:x="1.11458in" svg:y="1.75in" svg:width="3.1875in" svg:height="2.39063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frame draw:id="id189" presentation:style-name="a1276" draw:name="Content Placeholder 6" svg:x="1.11343in" svg:y="4.30729in" svg:width="3.18981in" svg:height="2.39236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  <draw:frame draw:id="id190" presentation:style-name="a1284" draw:name="Text Placeholder 4" svg:x="5.08333in" svg:y="1.75in" svg:width="4.41667in" svg:height="4.94965in" presentation:class="outline" presentation:placeholder="false">
          <draw:text-box>
            <text:list text:style-name="a1279">
              <text:list-item>
                <text:p text:style-name="a1278" text:class-names="" text:cond-style-name=""><text:span text:style-name="a1277" text:class-names="">Text(4)</text:span></text:p>
              </text:list-item>
            </text:list>
            <text:list text:style-name="a1283">
              <text:list-item>
                <text:list text:style-name="a1283">
                  <text:list-item>
                    <text:p text:style-name="a1282" text:class-names="" text:cond-style-name=""><text:span text:style-name="a1280" text:class-names="">For ppLayoutTwoObjectsAndText</text:span><text:span text:style-name="a128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1285" draw:master-page-name="Master1-Layout23-twoObjOverTx-Title-and-2-Content-over-Text" presentation:presentation-page-layout-name="Master1-PPL23" draw:id="Slide-270">
        <draw:frame draw:id="id191" presentation:style-name="a1289" draw:name="Title 1" svg:x="0.5in" svg:y="0.30035in" svg:width="9in" svg:height="1.25in" presentation:class="title" presentation:placeholder="false">
          <draw:text-box>
            <text:p text:style-name="a1288" text:class-names="" text:cond-style-name=""><text:span text:style-name="a1286" text:class-names="">ppLayoutTwoObjectsOverText</text:span><text:span text:style-name="a1287" text:class-names=""/></text:p>
          </draw:text-box>
          <svg:title/>
          <svg:desc/>
        </draw:frame>
        <draw:frame draw:id="id192" presentation:style-name="a1290" draw:name="Content Placeholder 5" svg:x="1.11458in" svg:y="1.75in" svg:width="3.1875in" svg:height="2.39063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  <draw:frame draw:id="id193" presentation:style-name="a1291" draw:name="Content Placeholder 6" svg:x="5.69792in" svg:y="1.75in" svg:width="3.1875in" svg:height="2.39063in" style:rel-width="scale" style:rel-height="scale" presentation:class="graphic" presentation:placeholder="false">
          <draw:image xlink:href="media/image23.png" xlink:type="simple" xlink:show="embed" xlink:actuate="onLoad"/>
          <svg:title/>
          <svg:desc/>
        </draw:frame>
        <draw:frame draw:id="id194" presentation:style-name="a1299" draw:name="Text Placeholder 4" svg:x="0.5in" svg:y="4.30729in" svg:width="9in" svg:height="2.39236in" presentation:class="outline" presentation:placeholder="false">
          <draw:text-box>
            <text:list text:style-name="a1294">
              <text:list-item>
                <text:p text:style-name="a1293" text:class-names="" text:cond-style-name=""><text:span text:style-name="a1292" text:class-names="">Text(4)</text:span></text:p>
              </text:list-item>
            </text:list>
            <text:list text:style-name="a1298">
              <text:list-item>
                <text:list text:style-name="a1298">
                  <text:list-item>
                    <text:p text:style-name="a1297" text:class-names="" text:cond-style-name=""><text:span text:style-name="a1295" text:class-names="">For ppLayoutTwoObjectsOverText</text:span><text:span text:style-name="a129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1300" draw:master-page-name="Master1-Layout24-tbl-Title-and-Table" presentation:presentation-page-layout-name="Master1-PPL24" draw:id="Slide-271">
        <draw:frame draw:id="id195" presentation:style-name="a1304" draw:name="Title 1" svg:x="0.5in" svg:y="0.30035in" svg:width="9in" svg:height="1.25in" presentation:class="title" presentation:placeholder="false">
          <draw:text-box>
            <text:p text:style-name="a1303" text:class-names="" text:cond-style-name=""><text:span text:style-name="a1301" text:class-names="">ppLayoutTable</text:span><text:span text:style-name="a1302" text:class-names=""/></text:p>
          </draw:text-box>
          <svg:title/>
          <svg:desc/>
        </draw:frame>
        <draw:frame draw:id="id196" presentation:style-name="a1305" draw:name="Table Placeholder 2" svg:x="0.5in" svg:y="1.75in" svg:width="9in" svg:height="4.94965in" presentation:class="table" presentation:placeholder="true"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2" style:display-name="Title and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3" style:display-name="Title and 2-Column Tex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4" style:display-name="Title and Text over Content">
      <presentation:placeholder presentation:object="title" svg:x="0.5in" svg:y="0.30035in" svg:width="9in" svg:height="1.25in"/>
      <presentation:placeholder presentation:object="outline" svg:x="0.5in" svg:y="1.75in" svg:width="9in" svg:height="2.39063in"/>
      <presentation:placeholder presentation:object="object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5" style:display-name="Title, Text, and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6" style:display-name="Title, Content and Tex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7" style:display-name="Title, Text, and 2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8" style:display-name="Title, Content, and 2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9" style:display-name="Title and Content over Text">
      <presentation:placeholder presentation:object="title" svg:x="0.5in" svg:y="0.30035in" svg:width="9in" svg:height="1.25in"/>
      <presentation:placeholder presentation:object="object" svg:x="0.5in" svg:y="1.75in" svg:width="9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0" style:display-name="Title and 4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1" style:display-name="Title, 2 Content and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2" style:display-name="Title, 2 Content and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3" style:display-name="Title and 2 Content over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4" style:display-name="Title and Table">
      <presentation:placeholder presentation:object="title" svg:x="0.5in" svg:y="0.30035in" svg:width="9in" svg:height="1.25in"/>
      <presentation:placeholder presentation:object="tabl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  <style:master-page style:name="Master1-Layout12-tx-Title-and-Text" style:page-layout-name="pageLayout1" draw:style-name="a380">
      <draw:frame draw:id="id63" presentation:style-name="a384" draw:name="Title 1" svg:x="0.5in" svg:y="0.30035in" svg:width="9in" svg:height="1.25in" presentation:class="title" presentation:placeholder="false">
        <draw:text-box>
          <text:p text:style-name="a383" text:class-names="" text:cond-style-name=""><text:span text:style-name="a381" text:class-names="">Click to edit Master title style</text:span><text:span text:style-name="a382" text:class-names=""/></text:p>
        </draw:text-box>
        <svg:title/>
        <svg:desc/>
      </draw:frame>
      <draw:frame draw:id="id64" presentation:style-name="a401" draw:name="Text Placeholder 2" svg:x="0.5in" svg:y="1.75in" svg:width="9in" svg:height="4.94965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06" draw:name="Date Placeholder 3" svg:x="0.5in" svg:y="6.95139in" svg:width="2.33333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/></text:span><text:span text:style-name="a404" text:class-names=""/></text:p>
        </draw:text-box>
        <svg:title/>
        <svg:desc/>
      </draw:frame>
      <draw:frame draw:id="id66" presentation:style-name="a409" draw:name="Footer Placeholder 4" svg:x="3.41667in" svg:y="6.95139in" svg:width="3.16667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67" presentation:style-name="a413" draw:name="Slide Number Placeholder 5" svg:x="7.16667in" svg:y="6.95139in" svg:width="2.33333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14">
      <draw:frame draw:id="id68" presentation:style-name="a418" draw:name="Title 1" svg:x="0.5in" svg:y="0.30035in" svg:width="9in" svg:height="1.25in" presentation:class="title" presentation:placeholder="false">
        <draw:text-box>
          <text:p text:style-name="a417" text:class-names="" text:cond-style-name=""><text:span text:style-name="a415" text:class-names="">Click to edit Master title style</text:span><text:span text:style-name="a416" text:class-names=""/></text:p>
        </draw:text-box>
        <svg:title/>
        <svg:desc/>
      </draw:frame>
      <draw:frame draw:id="id69" presentation:style-name="a435" draw:name="Text Placeholder 2" svg:x="0.5in" svg:y="1.75in" svg:width="4.41667in" svg:height="4.9496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  <text:list text:style-name="a424">
            <text:list-item>
              <text:list text:style-name="a424">
                <text:list-item>
                  <text:p text:style-name="a423" text:class-names="" text:cond-style-name=""><text:span text:style-name="a422" text:class-names="">Second level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5" text:class-names="">Third level</text:span></text:p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p text:style-name="a429" text:class-names="" text:cond-style-name=""><text:span text:style-name="a4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list text:style-name="a434">
                            <text:list-item>
                              <text:p text:style-name="a433" text:class-names="" text:cond-style-name=""><text:span text:style-name="a431" text:class-names="">Fifth level</text:span><text:span text:style-name="a4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52" draw:name="Text Placeholder 3" svg:x="5.08333in" svg:y="1.75in" svg:width="4.41667in" svg:height="4.94965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57" draw:name="Date Placeholder 4" svg:x="0.5in" svg:y="6.95139in" svg:width="2.33333in" svg:height="0.39931in" presentation:class="date-time" presentation:placeholder="false">
        <draw:text-box>
          <text:p text:style-name="a456" text:class-names="" text:cond-style-name=""><text:span text:style-name="a453" text:class-names=""><text:date text:fixed="false" style:data-style-name="a454"/></text:span><text:span text:style-name="a455" text:class-names=""/></text:p>
        </draw:text-box>
        <svg:title/>
        <svg:desc/>
      </draw:frame>
      <draw:frame draw:id="id72" presentation:style-name="a460" draw:name="Footer Placeholder 5" svg:x="3.41667in" svg:y="6.95139in" svg:width="3.16667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73" presentation:style-name="a464" draw:name="Slide Number Placeholder 6" svg:x="7.16667in" svg:y="6.95139in" svg:width="2.33333in" svg:height="0.39931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</draw:text-box>
        <svg:title/>
        <svg:desc/>
      </draw:frame>
    </style:master-page>
    <style:master-page style:name="Master1-Layout14-txOverObj-Title-and-Text-over-Content" style:page-layout-name="pageLayout1" draw:style-name="a465">
      <draw:frame draw:id="id74" presentation:style-name="a469" draw:name="Title 1" svg:x="0.5in" svg:y="0.30035in" svg:width="9in" svg:height="1.25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5" presentation:style-name="a486" draw:name="Text Placeholder 2" svg:x="0.5in" svg:y="1.75in" svg:width="9in" svg:height="2.39063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03" draw:name="Content Placeholder 3" svg:x="0.5in" svg:y="4.30729in" svg:width="9in" svg:height="2.3923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508" draw:name="Date Placeholder 4" svg:x="0.5in" svg:y="6.95139in" svg:width="2.33333in" svg:height="0.39931in" presentation:class="date-time" presentation:placeholder="false">
        <draw:text-box>
          <text:p text:style-name="a507" text:class-names="" text:cond-style-name=""><text:span text:style-name="a504" text:class-names=""><text:date text:fixed="false" style:data-style-name="a505"/></text:span><text:span text:style-name="a506" text:class-names=""/></text:p>
        </draw:text-box>
        <svg:title/>
        <svg:desc/>
      </draw:frame>
      <draw:frame draw:id="id78" presentation:style-name="a511" draw:name="Footer Placeholder 5" svg:x="3.41667in" svg:y="6.95139in" svg:width="3.16667in" svg:height="0.39931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79" presentation:style-name="a515" draw:name="Slide Number Placeholder 6" svg:x="7.16667in" svg:y="6.95139in" svg:width="2.33333in" svg:height="0.39931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</draw:text-box>
        <svg:title/>
        <svg:desc/>
      </draw:frame>
    </style:master-page>
    <style:master-page style:name="Master1-Layout15-txAndObj-Title,-Text,-and-Content" style:page-layout-name="pageLayout1" draw:style-name="a516">
      <draw:frame draw:id="id80" presentation:style-name="a520" draw:name="Title 1" svg:x="0.5in" svg:y="0.30035in" svg:width="9in" svg:height="1.25in" presentation:class="title" presentation:placeholder="false">
        <draw:text-box>
          <text:p text:style-name="a519" text:class-names="" text:cond-style-name=""><text:span text:style-name="a517" text:class-names="">Click to edit Master title style</text:span><text:span text:style-name="a518" text:class-names=""/></text:p>
        </draw:text-box>
        <svg:title/>
        <svg:desc/>
      </draw:frame>
      <draw:frame draw:id="id81" presentation:style-name="a537" draw:name="Text Placeholder 2" svg:x="0.5in" svg:y="1.75in" svg:width="4.41667in" svg:height="4.94965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 Master text styles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Second level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hird level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Fifth level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4" draw:name="Content Placeholder 3" svg:x="5.08333in" svg:y="1.75in" svg:width="4.41667in" svg:height="4.94965in" presentation:class="object" presentation:placeholder="false">
        <draw:text-box>
          <text:list text:style-name="a540">
            <text:list-item>
              <text:p text:style-name="a539" text:class-names="" text:cond-style-name=""><text:span text:style-name="a538" text:class-names="">Click to edit Master text styles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 level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hird level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0" text:class-names="">Fifth level</text:span><text:span text:style-name="a5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59" draw:name="Date Placeholder 4" svg:x="0.5in" svg:y="6.95139in" svg:width="2.33333in" svg:height="0.39931in" presentation:class="date-time" presentation:placeholder="false">
        <draw:text-box>
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</draw:text-box>
        <svg:title/>
        <svg:desc/>
      </draw:frame>
      <draw:frame draw:id="id84" presentation:style-name="a562" draw:name="Footer Placeholder 5" svg:x="3.41667in" svg:y="6.95139in" svg:width="3.16667in" svg:height="0.39931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5" presentation:style-name="a566" draw:name="Slide Number Placeholder 6" svg:x="7.16667in" svg:y="6.95139in" svg:width="2.33333in" svg:height="0.39931in" presentation:class="page-number" presentation:placeholder="false">
        <draw:text-box>
          <text:p text:style-name="a565" text:class-names="" text:cond-style-name=""><text:span text:style-name="a563" text:class-names=""><text:page-number style:num-format="1" text:fixed="false"/></text:span><text:span text:style-name="a564" text:class-names=""/></text:p>
        </draw:text-box>
        <svg:title/>
        <svg:desc/>
      </draw:frame>
    </style:master-page>
    <style:master-page style:name="Master1-Layout16-objAndTx-Title,-Content-and-Text" style:page-layout-name="pageLayout1" draw:style-name="a567">
      <draw:frame draw:id="id86" presentation:style-name="a571" draw:name="Title 1" svg:x="0.5in" svg:y="0.30035in" svg:width="9in" svg:height="1.25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87" presentation:style-name="a588" draw:name="Content Placeholder 2" svg:x="0.5in" svg:y="1.75in" svg:width="4.41667in" svg:height="4.94965in" presentation:class="object" presentation:placeholder="false">
        <draw:text-box>
          <text:list text:style-name="a574">
            <text:list-item>
              <text:p text:style-name="a573" text:class-names="" text:cond-style-name=""><text:span text:style-name="a572" text:class-names="">Click to edit Master text styles</text:span></text:p>
            </text:list-item>
          </text:list>
          <text:list text:style-name="a577">
            <text:list-item>
              <text:list text:style-name="a577">
                <text:list-item>
                  <text:p text:style-name="a576" text:class-names="" text:cond-style-name=""><text:span text:style-name="a575" text:class-names="">Second level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p text:style-name="a579" text:class-names="" text:cond-style-name=""><text:span text:style-name="a578" text:class-names="">Third level</text:span></text:p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p text:style-name="a582" text:class-names="" text:cond-style-name=""><text:span text:style-name="a5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list text:style-name="a587">
                            <text:list-item>
                              <text:p text:style-name="a586" text:class-names="" text:cond-style-name=""><text:span text:style-name="a584" text:class-names="">Fifth level</text:span><text:span text:style-name="a5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605" draw:name="Text Placeholder 3" svg:x="5.08333in" svg:y="1.75in" svg:width="4.41667in" svg:height="4.94965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1" text:class-names="">Fifth level</text:span><text:span text:style-name="a6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610" draw:name="Date Placeholder 4" svg:x="0.5in" svg:y="6.95139in" svg:width="2.33333in" svg:height="0.39931in" presentation:class="date-time" presentation:placeholder="false">
        <draw:text-box>
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</draw:text-box>
        <svg:title/>
        <svg:desc/>
      </draw:frame>
      <draw:frame draw:id="id90" presentation:style-name="a613" draw:name="Footer Placeholder 5" svg:x="3.41667in" svg:y="6.95139in" svg:width="3.16667in" svg:height="0.39931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91" presentation:style-name="a617" draw:name="Slide Number Placeholder 6" svg:x="7.16667in" svg:y="6.95139in" svg:width="2.33333in" svg:height="0.39931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</style:master-page>
    <style:master-page style:name="Master1-Layout17-txAndTwoObj-Title,-Text,-and-2-Content" style:page-layout-name="pageLayout1" draw:style-name="a618">
      <draw:frame draw:id="id92" presentation:style-name="a622" draw:name="Title 1" svg:x="0.5in" svg:y="0.30035in" svg:width="9in" svg:height="1.25in" presentation:class="title" presentation:placeholder="false">
        <draw:text-box>
          <text:p text:style-name="a621" text:class-names="" text:cond-style-name=""><text:span text:style-name="a619" text:class-names="">Click to edit Master title style</text:span><text:span text:style-name="a620" text:class-names=""/></text:p>
        </draw:text-box>
        <svg:title/>
        <svg:desc/>
      </draw:frame>
      <draw:frame draw:id="id93" presentation:style-name="a639" draw:name="Text Placeholder 2" svg:x="0.5in" svg:y="1.75in" svg:width="4.41667in" svg:height="4.94965in" presentation:class="outline" presentation:placeholder="false">
        <draw:text-box>
          <text:list text:style-name="a625">
            <text:list-item>
              <text:p text:style-name="a624" text:class-names="" text:cond-style-name=""><text:span text:style-name="a623" text:class-names="">Click to edit Master text styles</text:span></text:p>
            </text:list-item>
          </text:list>
          <text:list text:style-name="a628">
            <text:list-item>
              <text:list text:style-name="a628">
                <text:list-item>
                  <text:p text:style-name="a627" text:class-names="" text:cond-style-name=""><text:span text:style-name="a626" text:class-names="">Second level</text:span></text:p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p text:style-name="a630" text:class-names="" text:cond-style-name=""><text:span text:style-name="a629" text:class-names="">Third level</text:span></text:p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p text:style-name="a633" text:class-names="" text:cond-style-name=""><text:span text:style-name="a6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list text:style-name="a638">
                            <text:list-item>
                              <text:p text:style-name="a637" text:class-names="" text:cond-style-name=""><text:span text:style-name="a635" text:class-names="">Fifth level</text:span><text:span text:style-name="a6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56" draw:name="Content Placeholder 3" svg:x="5.08333in" svg:y="1.75in" svg:width="4.41667in" svg:height="2.39063in" presentation:class="object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ck to edit Master text styles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Second level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hird level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2" text:class-names="">Fifth level</text:span><text:span text:style-name="a6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73" draw:name="Content Placeholder 4" svg:x="5.08333in" svg:y="4.30729in" svg:width="4.41667in" svg:height="2.39236in" presentation:class="object" presentation:placeholder="false">
        <draw:text-box>
          <text:list text:style-name="a659">
            <text:list-item>
              <text:p text:style-name="a658" text:class-names="" text:cond-style-name=""><text:span text:style-name="a657" text:class-names="">Click to edit Master text styles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list text:style-name="a672">
                            <text:list-item>
                              <text:p text:style-name="a671" text:class-names="" text:cond-style-name=""><text:span text:style-name="a669" text:class-names="">Fifth level</text:span><text:span text:style-name="a6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78" draw:name="Date Placeholder 5" svg:x="0.5in" svg:y="6.95139in" svg:width="2.33333in" svg:height="0.39931in" presentation:class="date-time" presentation:placeholder="false">
        <draw:text-box>
          <text:p text:style-name="a677" text:class-names="" text:cond-style-name=""><text:span text:style-name="a674" text:class-names=""><text:date text:fixed="false" style:data-style-name="a675"/></text:span><text:span text:style-name="a676" text:class-names=""/></text:p>
        </draw:text-box>
        <svg:title/>
        <svg:desc/>
      </draw:frame>
      <draw:frame draw:id="id97" presentation:style-name="a681" draw:name="Footer Placeholder 6" svg:x="3.41667in" svg:y="6.95139in" svg:width="3.16667in" svg:height="0.39931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98" presentation:style-name="a685" draw:name="Slide Number Placeholder 7" svg:x="7.16667in" svg:y="6.95139in" svg:width="2.33333in" svg:height="0.39931in" presentation:class="page-number" presentation:placeholder="false">
        <draw:text-box>
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</draw:text-box>
        <svg:title/>
        <svg:desc/>
      </draw:frame>
    </style:master-page>
    <style:master-page style:name="Master1-Layout18-objAndTwoObj-Title,-Content,-and-2-Content" style:page-layout-name="pageLayout1" draw:style-name="a686">
      <draw:frame draw:id="id99" presentation:style-name="a690" draw:name="Title 1" svg:x="0.5in" svg:y="0.30035in" svg:width="9in" svg:height="1.25in" presentation:class="title" presentation:placeholder="false">
        <draw:text-box>
          <text:p text:style-name="a689" text:class-names="" text:cond-style-name=""><text:span text:style-name="a687" text:class-names="">Click to edit Master title style</text:span><text:span text:style-name="a688" text:class-names=""/></text:p>
        </draw:text-box>
        <svg:title/>
        <svg:desc/>
      </draw:frame>
      <draw:frame draw:id="id100" presentation:style-name="a707" draw:name="Content Placeholder 2" svg:x="0.5in" svg:y="1.75in" svg:width="4.41667in" svg:height="4.94965in" presentation:class="object" presentation:placeholder="false">
        <draw:text-box>
          <text:list text:style-name="a693">
            <text:list-item>
              <text:p text:style-name="a692" text:class-names="" text:cond-style-name=""><text:span text:style-name="a691" text:class-names="">Click to edit Master text styles</text:span></text:p>
            </text:list-item>
          </text:list>
          <text:list text:style-name="a696">
            <text:list-item>
              <text:list text:style-name="a696">
                <text:list-item>
                  <text:p text:style-name="a695" text:class-names="" text:cond-style-name=""><text:span text:style-name="a694" text:class-names="">Second level</text:span></text:p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p text:style-name="a698" text:class-names="" text:cond-style-name=""><text:span text:style-name="a697" text:class-names="">Third level</text:span></text:p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p text:style-name="a701" text:class-names="" text:cond-style-name=""><text:span text:style-name="a7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list text:style-name="a706">
                            <text:list-item>
                              <text:p text:style-name="a705" text:class-names="" text:cond-style-name=""><text:span text:style-name="a703" text:class-names="">Fifth level</text:span><text:span text:style-name="a7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24" draw:name="Content Placeholder 3" svg:x="5.08333in" svg:y="1.75in" svg:width="4.41667in" svg:height="2.39063in" presentation:class="object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ck to edit Master text styles</text:span></text:p>
            </text:list-item>
          </text:list>
          <text:list text:style-name="a713">
            <text:list-item>
              <text:list text:style-name="a713">
                <text:list-item>
                  <text:p text:style-name="a712" text:class-names="" text:cond-style-name=""><text:span text:style-name="a711" text:class-names="">Second level</text:span></text:p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p text:style-name="a715" text:class-names="" text:cond-style-name=""><text:span text:style-name="a714" text:class-names="">Third level</text:span></text:p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p text:style-name="a718" text:class-names="" text:cond-style-name=""><text:span text:style-name="a7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list text:style-name="a723">
                            <text:list-item>
                              <text:p text:style-name="a722" text:class-names="" text:cond-style-name=""><text:span text:style-name="a720" text:class-names="">Fifth level</text:span><text:span text:style-name="a7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41" draw:name="Content Placeholder 4" svg:x="5.08333in" svg:y="4.30729in" svg:width="4.41667in" svg:height="2.39236in" presentation:class="object" presentation:placeholder="false">
        <draw:text-box>
          <text:list text:style-name="a727">
            <text:list-item>
              <text:p text:style-name="a726" text:class-names="" text:cond-style-name=""><text:span text:style-name="a725" text:class-names="">Click to edit Master text styles</text:span></text:p>
            </text:list-item>
          </text:list>
          <text:list text:style-name="a730">
            <text:list-item>
              <text:list text:style-name="a730">
                <text:list-item>
                  <text:p text:style-name="a729" text:class-names="" text:cond-style-name=""><text:span text:style-name="a728" text:class-names="">Second level</text:span></text:p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p text:style-name="a732" text:class-names="" text:cond-style-name=""><text:span text:style-name="a731" text:class-names="">Third level</text:span></text:p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p text:style-name="a735" text:class-names="" text:cond-style-name=""><text:span text:style-name="a7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list text:style-name="a740">
                            <text:list-item>
                              <text:p text:style-name="a739" text:class-names="" text:cond-style-name=""><text:span text:style-name="a737" text:class-names="">Fifth level</text:span><text:span text:style-name="a7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746" draw:name="Date Placeholder 5" svg:x="0.5in" svg:y="6.95139in" svg:width="2.33333in" svg:height="0.39931in" presentation:class="date-time" presentation:placeholder="false">
        <draw:text-box>
          <text:p text:style-name="a745" text:class-names="" text:cond-style-name=""><text:span text:style-name="a742" text:class-names=""><text:date text:fixed="false" style:data-style-name="a743"/></text:span><text:span text:style-name="a744" text:class-names=""/></text:p>
        </draw:text-box>
        <svg:title/>
        <svg:desc/>
      </draw:frame>
      <draw:frame draw:id="id104" presentation:style-name="a749" draw:name="Footer Placeholder 6" svg:x="3.41667in" svg:y="6.95139in" svg:width="3.16667in" svg:height="0.39931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105" presentation:style-name="a753" draw:name="Slide Number Placeholder 7" svg:x="7.16667in" svg:y="6.95139in" svg:width="2.33333in" svg:height="0.39931in" presentation:class="page-number" presentation:placeholder="false">
        <draw:text-box>
          <text:p text:style-name="a752" text:class-names="" text:cond-style-name=""><text:span text:style-name="a750" text:class-names=""><text:page-number style:num-format="1" text:fixed="false"/></text:span><text:span text:style-name="a751" text:class-names=""/></text:p>
        </draw:text-box>
        <svg:title/>
        <svg:desc/>
      </draw:frame>
    </style:master-page>
    <style:master-page style:name="Master1-Layout19-objOverTx-Title-and-Content-over-Text" style:page-layout-name="pageLayout1" draw:style-name="a754">
      <draw:frame draw:id="id106" presentation:style-name="a758" draw:name="Title 1" svg:x="0.5in" svg:y="0.30035in" svg:width="9in" svg:height="1.25in" presentation:class="title" presentation:placeholder="false">
        <draw:text-box>
          <text:p text:style-name="a757" text:class-names="" text:cond-style-name=""><text:span text:style-name="a755" text:class-names="">Click to edit Master title style</text:span><text:span text:style-name="a756" text:class-names=""/></text:p>
        </draw:text-box>
        <svg:title/>
        <svg:desc/>
      </draw:frame>
      <draw:frame draw:id="id107" presentation:style-name="a775" draw:name="Content Placeholder 2" svg:x="0.5in" svg:y="1.75in" svg:width="9in" svg:height="2.39063in" presentation:class="object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ck to edit Master text styles</text:span></text:p>
            </text:list-item>
          </text:list>
          <text:list text:style-name="a764">
            <text:list-item>
              <text:list text:style-name="a764">
                <text:list-item>
                  <text:p text:style-name="a763" text:class-names="" text:cond-style-name=""><text:span text:style-name="a762" text:class-names="">Second level</text:span></text:p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p text:style-name="a766" text:class-names="" text:cond-style-name=""><text:span text:style-name="a7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list text:style-name="a770">
                        <text:list-item>
                          <text:p text:style-name="a769" text:class-names="" text:cond-style-name=""><text:span text:style-name="a7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list text:style-name="a774">
                            <text:list-item>
                              <text:p text:style-name="a773" text:class-names="" text:cond-style-name=""><text:span text:style-name="a771" text:class-names="">Fifth level</text:span><text:span text:style-name="a7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792" draw:name="Text Placeholder 3" svg:x="0.5in" svg:y="4.30729in" svg:width="9in" svg:height="2.39236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>Click to edit Master text styles</text:span></text:p>
            </text:list-item>
          </text:list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 level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hird level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list text:style-name="a791">
                        <text:list-item>
                          <text:list text:style-name="a791">
                            <text:list-item>
                              <text:p text:style-name="a790" text:class-names="" text:cond-style-name=""><text:span text:style-name="a788" text:class-names="">Fifth level</text:span><text:span text:style-name="a7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797" draw:name="Date Placeholder 4" svg:x="0.5in" svg:y="6.95139in" svg:width="2.33333in" svg:height="0.39931in" presentation:class="date-time" presentation:placeholder="false">
        <draw:text-box>
          <text:p text:style-name="a796" text:class-names="" text:cond-style-name=""><text:span text:style-name="a793" text:class-names=""><text:date text:fixed="false" style:data-style-name="a794"/></text:span><text:span text:style-name="a795" text:class-names=""/></text:p>
        </draw:text-box>
        <svg:title/>
        <svg:desc/>
      </draw:frame>
      <draw:frame draw:id="id110" presentation:style-name="a800" draw:name="Footer Placeholder 5" svg:x="3.41667in" svg:y="6.95139in" svg:width="3.16667in" svg:height="0.39931in" presentation:class="foot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111" presentation:style-name="a804" draw:name="Slide Number Placeholder 6" svg:x="7.16667in" svg:y="6.95139in" svg:width="2.33333in" svg:height="0.39931in" presentation:class="page-number" presentation:placeholder="false">
        <draw:text-box>
          <text:p text:style-name="a803" text:class-names="" text:cond-style-name=""><text:span text:style-name="a801" text:class-names=""><text:page-number style:num-format="1" text:fixed="false"/></text:span><text:span text:style-name="a802" text:class-names=""/></text:p>
        </draw:text-box>
        <svg:title/>
        <svg:desc/>
      </draw:frame>
    </style:master-page>
    <style:master-page style:name="Master1-Layout20-fourObj-Title-and-4-Content" style:page-layout-name="pageLayout1" draw:style-name="a805">
      <draw:frame draw:id="id112" presentation:style-name="a809" draw:name="Title 1" svg:x="0.5in" svg:y="0.30035in" svg:width="9in" svg:height="1.25in" presentation:class="title" presentation:placeholder="false">
        <draw:text-box>
          <text:p text:style-name="a808" text:class-names="" text:cond-style-name=""><text:span text:style-name="a806" text:class-names="">Click to edit Master title style</text:span><text:span text:style-name="a807" text:class-names=""/></text:p>
        </draw:text-box>
        <svg:title/>
        <svg:desc/>
      </draw:frame>
      <draw:frame draw:id="id113" presentation:style-name="a826" draw:name="Content Placeholder 2" svg:x="0.5in" svg:y="1.75in" svg:width="4.41667in" svg:height="2.39063in" presentation:class="object" presentation:placeholder="false">
        <draw:text-box>
          <text:list text:style-name="a812">
            <text:list-item>
              <text:p text:style-name="a811" text:class-names="" text:cond-style-name=""><text:span text:style-name="a810" text:class-names="">Click to edit Master text styles</text:span></text:p>
            </text:list-item>
          </text:list>
          <text:list text:style-name="a815">
            <text:list-item>
              <text:list text:style-name="a815">
                <text:list-item>
                  <text:p text:style-name="a814" text:class-names="" text:cond-style-name=""><text:span text:style-name="a813" text:class-names="">Second level</text:span></text:p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p text:style-name="a817" text:class-names="" text:cond-style-name=""><text:span text:style-name="a816" text:class-names="">Third level</text:span></text:p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p text:style-name="a820" text:class-names="" text:cond-style-name=""><text:span text:style-name="a8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list text:style-name="a825">
                            <text:list-item>
                              <text:p text:style-name="a824" text:class-names="" text:cond-style-name=""><text:span text:style-name="a822" text:class-names="">Fifth level</text:span><text:span text:style-name="a8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43" draw:name="Content Placeholder 3" svg:x="5.08333in" svg:y="1.75in" svg:width="4.41667in" svg:height="2.39063in" presentation:class="object" presentation:placeholder="false">
        <draw:text-box>
          <text:list text:style-name="a829">
            <text:list-item>
              <text:p text:style-name="a828" text:class-names="" text:cond-style-name=""><text:span text:style-name="a827" text:class-names="">Click to edit Master text styles</text:span></text:p>
            </text:list-item>
          </text:list>
          <text:list text:style-name="a832">
            <text:list-item>
              <text:list text:style-name="a832">
                <text:list-item>
                  <text:p text:style-name="a831" text:class-names="" text:cond-style-name=""><text:span text:style-name="a830" text:class-names="">Second level</text:span></text:p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p text:style-name="a834" text:class-names="" text:cond-style-name=""><text:span text:style-name="a833" text:class-names="">Third level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list text:style-name="a842">
                        <text:list-item>
                          <text:list text:style-name="a842">
                            <text:list-item>
                              <text:p text:style-name="a841" text:class-names="" text:cond-style-name=""><text:span text:style-name="a839" text:class-names="">Fifth level</text:span><text:span text:style-name="a8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860" draw:name="Content Placeholder 4" svg:x="0.5in" svg:y="4.30729in" svg:width="4.41667in" svg:height="2.39236in" presentation:class="object" presentation:placeholder="false">
        <draw:text-box>
          <text:list text:style-name="a846">
            <text:list-item>
              <text:p text:style-name="a845" text:class-names="" text:cond-style-name=""><text:span text:style-name="a844" text:class-names="">Click to edit Master text styles</text:span></text:p>
            </text:list-item>
          </text:list>
          <text:list text:style-name="a849">
            <text:list-item>
              <text:list text:style-name="a849">
                <text:list-item>
                  <text:p text:style-name="a848" text:class-names="" text:cond-style-name=""><text:span text:style-name="a847" text:class-names="">Second level</text:span></text:p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p text:style-name="a851" text:class-names="" text:cond-style-name=""><text:span text:style-name="a850" text:class-names="">Third level</text:span></text:p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p text:style-name="a854" text:class-names="" text:cond-style-name=""><text:span text:style-name="a8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list text:style-name="a859">
                            <text:list-item>
                              <text:p text:style-name="a858" text:class-names="" text:cond-style-name=""><text:span text:style-name="a856" text:class-names="">Fifth level</text:span><text:span text:style-name="a8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77" draw:name="Content Placeholder 5" svg:x="5.08333in" svg:y="4.30729in" svg:width="4.41667in" svg:height="2.39236in" presentation:class="object" presentation:placeholder="false">
        <draw:text-box>
          <text:list text:style-name="a863">
            <text:list-item>
              <text:p text:style-name="a862" text:class-names="" text:cond-style-name=""><text:span text:style-name="a861" text:class-names="">Click to edit Master text styles</text:span></text:p>
            </text:list-item>
          </text:list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Second level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p text:style-name="a868" text:class-names="" text:cond-style-name=""><text:span text:style-name="a867" text:class-names="">Third level</text:span></text:p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p text:style-name="a871" text:class-names="" text:cond-style-name=""><text:span text:style-name="a8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list text:style-name="a876">
                            <text:list-item>
                              <text:p text:style-name="a875" text:class-names="" text:cond-style-name=""><text:span text:style-name="a873" text:class-names="">Fifth level</text:span><text:span text:style-name="a8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882" draw:name="Date Placeholder 6" svg:x="0.5in" svg:y="6.95139in" svg:width="2.33333in" svg:height="0.39931in" presentation:class="date-time" presentation:placeholder="false">
        <draw:text-box>
          <text:p text:style-name="a881" text:class-names="" text:cond-style-name=""><text:span text:style-name="a878" text:class-names=""><text:date text:fixed="false" style:data-style-name="a879"/></text:span><text:span text:style-name="a880" text:class-names=""/></text:p>
        </draw:text-box>
        <svg:title/>
        <svg:desc/>
      </draw:frame>
      <draw:frame draw:id="id118" presentation:style-name="a885" draw:name="Footer Placeholder 7" svg:x="3.41667in" svg:y="6.95139in" svg:width="3.16667in" svg:height="0.39931in" presentation:class="footer" presentation:placeholder="false">
        <draw:text-box>
          <text:p text:style-name="a884" text:class-names="" text:cond-style-name=""><text:span text:style-name="a883" text:class-names=""/></text:p>
        </draw:text-box>
        <svg:title/>
        <svg:desc/>
      </draw:frame>
      <draw:frame draw:id="id119" presentation:style-name="a889" draw:name="Slide Number Placeholder 8" svg:x="7.16667in" svg:y="6.95139in" svg:width="2.33333in" svg:height="0.39931in" presentation:class="page-number" presentation:placeholder="false">
        <draw:text-box>
          <text:p text:style-name="a888" text:class-names="" text:cond-style-name=""><text:span text:style-name="a886" text:class-names=""><text:page-number style:num-format="1" text:fixed="false"/></text:span><text:span text:style-name="a887" text:class-names=""/></text:p>
        </draw:text-box>
        <svg:title/>
        <svg:desc/>
      </draw:frame>
    </style:master-page>
    <style:master-page style:name="Master1-Layout21-twoObjAndObj-Title,-2-Content-and-Content" style:page-layout-name="pageLayout1" draw:style-name="a890">
      <draw:frame draw:id="id120" presentation:style-name="a894" draw:name="Title 1" svg:x="0.5in" svg:y="0.30035in" svg:width="9in" svg:height="1.25in" presentation:class="title" presentation:placeholder="false">
        <draw:text-box>
          <text:p text:style-name="a893" text:class-names="" text:cond-style-name=""><text:span text:style-name="a891" text:class-names="">Click to edit Master title style</text:span><text:span text:style-name="a892" text:class-names=""/></text:p>
        </draw:text-box>
        <svg:title/>
        <svg:desc/>
      </draw:frame>
      <draw:frame draw:id="id121" presentation:style-name="a911" draw:name="Content Placeholder 2" svg:x="0.5in" svg:y="1.75in" svg:width="4.41667in" svg:height="2.39063in" presentation:class="object" presentation:placeholder="false">
        <draw:text-box>
          <text:list text:style-name="a897">
            <text:list-item>
              <text:p text:style-name="a896" text:class-names="" text:cond-style-name=""><text:span text:style-name="a895" text:class-names="">Click to edit Master text styles</text:span></text:p>
            </text:list-item>
          </text:list>
          <text:list text:style-name="a900">
            <text:list-item>
              <text:list text:style-name="a900">
                <text:list-item>
                  <text:p text:style-name="a899" text:class-names="" text:cond-style-name=""><text:span text:style-name="a898" text:class-names="">Second level</text:span></text:p>
                </text:list-item>
              </text:list>
            </text:list-item>
          </text:list>
          <text:list text:style-name="a903">
            <text:list-item>
              <text:list text:style-name="a903">
                <text:list-item>
                  <text:list text:style-name="a903">
                    <text:list-item>
                      <text:p text:style-name="a902" text:class-names="" text:cond-style-name=""><text:span text:style-name="a901" text:class-names="">Third level</text:span></text:p>
                    </text:list-item>
                  </text:list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list text:style-name="a906">
                        <text:list-item>
                          <text:p text:style-name="a905" text:class-names="" text:cond-style-name=""><text:span text:style-name="a9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list text:style-name="a910">
                        <text:list-item>
                          <text:list text:style-name="a910">
                            <text:list-item>
                              <text:p text:style-name="a909" text:class-names="" text:cond-style-name=""><text:span text:style-name="a907" text:class-names="">Fifth level</text:span><text:span text:style-name="a9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928" draw:name="Content Placeholder 3" svg:x="0.5in" svg:y="4.30729in" svg:width="4.41667in" svg:height="2.39236in" presentation:class="object" presentation:placeholder="false">
        <draw:text-box>
          <text:list text:style-name="a914">
            <text:list-item>
              <text:p text:style-name="a913" text:class-names="" text:cond-style-name=""><text:span text:style-name="a912" text:class-names="">Click to edit Master text styles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Second level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Third level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list text:style-name="a927">
                            <text:list-item>
                              <text:p text:style-name="a926" text:class-names="" text:cond-style-name=""><text:span text:style-name="a924" text:class-names="">Fifth level</text:span><text:span text:style-name="a9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945" draw:name="Content Placeholder 4" svg:x="5.08333in" svg:y="1.75in" svg:width="4.41667in" svg:height="4.94965in" presentation:class="object" presentation:placeholder="false">
        <draw:text-box>
          <text:list text:style-name="a931">
            <text:list-item>
              <text:p text:style-name="a930" text:class-names="" text:cond-style-name=""><text:span text:style-name="a929" text:class-names="">Click to edit Master text styles</text:span></text:p>
            </text:list-item>
          </text:list>
          <text:list text:style-name="a934">
            <text:list-item>
              <text:list text:style-name="a934">
                <text:list-item>
                  <text:p text:style-name="a933" text:class-names="" text:cond-style-name=""><text:span text:style-name="a932" text:class-names="">Second level</text:span></text:p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p text:style-name="a936" text:class-names="" text:cond-style-name=""><text:span text:style-name="a935" text:class-names="">Third level</text:span></text:p>
                    </text:list-item>
                  </text:list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list text:style-name="a940">
                        <text:list-item>
                          <text:p text:style-name="a939" text:class-names="" text:cond-style-name=""><text:span text:style-name="a9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4">
            <text:list-item>
              <text:list text:style-name="a944">
                <text:list-item>
                  <text:list text:style-name="a944">
                    <text:list-item>
                      <text:list text:style-name="a944">
                        <text:list-item>
                          <text:list text:style-name="a944">
                            <text:list-item>
                              <text:p text:style-name="a943" text:class-names="" text:cond-style-name=""><text:span text:style-name="a941" text:class-names="">Fifth level</text:span><text:span text:style-name="a9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50" draw:name="Date Placeholder 5" svg:x="0.5in" svg:y="6.95139in" svg:width="2.33333in" svg:height="0.39931in" presentation:class="date-time" presentation:placeholder="false">
        <draw:text-box>
          <text:p text:style-name="a949" text:class-names="" text:cond-style-name=""><text:span text:style-name="a946" text:class-names=""><text:date text:fixed="false" style:data-style-name="a947"/></text:span><text:span text:style-name="a948" text:class-names=""/></text:p>
        </draw:text-box>
        <svg:title/>
        <svg:desc/>
      </draw:frame>
      <draw:frame draw:id="id125" presentation:style-name="a953" draw:name="Footer Placeholder 6" svg:x="3.41667in" svg:y="6.95139in" svg:width="3.16667in" svg:height="0.39931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26" presentation:style-name="a957" draw:name="Slide Number Placeholder 7" svg:x="7.16667in" svg:y="6.95139in" svg:width="2.33333in" svg:height="0.39931in" presentation:class="page-number" presentation:placeholder="false">
        <draw:text-box>
          <text:p text:style-name="a956" text:class-names="" text:cond-style-name=""><text:span text:style-name="a954" text:class-names=""><text:page-number style:num-format="1" text:fixed="false"/></text:span><text:span text:style-name="a955" text:class-names=""/></text:p>
        </draw:text-box>
        <svg:title/>
        <svg:desc/>
      </draw:frame>
    </style:master-page>
    <style:master-page style:name="Master1-Layout22-twoObjAndTx-Title,-2-Content-and-Text" style:page-layout-name="pageLayout1" draw:style-name="a958">
      <draw:frame draw:id="id127" presentation:style-name="a962" draw:name="Title 1" svg:x="0.5in" svg:y="0.30035in" svg:width="9in" svg:height="1.25in" presentation:class="title" presentation:placeholder="false">
        <draw:text-box>
          <text:p text:style-name="a961" text:class-names="" text:cond-style-name=""><text:span text:style-name="a959" text:class-names="">Click to edit Master title style</text:span><text:span text:style-name="a960" text:class-names=""/></text:p>
        </draw:text-box>
        <svg:title/>
        <svg:desc/>
      </draw:frame>
      <draw:frame draw:id="id128" presentation:style-name="a979" draw:name="Content Placeholder 2" svg:x="0.5in" svg:y="1.75in" svg:width="4.41667in" svg:height="2.39063in" presentation:class="object" presentation:placeholder="false">
        <draw:text-box>
          <text:list text:style-name="a965">
            <text:list-item>
              <text:p text:style-name="a964" text:class-names="" text:cond-style-name=""><text:span text:style-name="a963" text:class-names="">Click to edit Master text styles</text:span></text:p>
            </text:list-item>
          </text:list>
          <text:list text:style-name="a968">
            <text:list-item>
              <text:list text:style-name="a968">
                <text:list-item>
                  <text:p text:style-name="a967" text:class-names="" text:cond-style-name=""><text:span text:style-name="a966" text:class-names="">Second level</text:span></text:p>
                </text:list-item>
              </text:list>
            </text:list-item>
          </text:list>
          <text:list text:style-name="a971">
            <text:list-item>
              <text:list text:style-name="a971">
                <text:list-item>
                  <text:list text:style-name="a971">
                    <text:list-item>
                      <text:p text:style-name="a970" text:class-names="" text:cond-style-name=""><text:span text:style-name="a969" text:class-names="">Third level</text:span></text:p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p text:style-name="a973" text:class-names="" text:cond-style-name=""><text:span text:style-name="a9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8">
            <text:list-item>
              <text:list text:style-name="a978">
                <text:list-item>
                  <text:list text:style-name="a978">
                    <text:list-item>
                      <text:list text:style-name="a978">
                        <text:list-item>
                          <text:list text:style-name="a978">
                            <text:list-item>
                              <text:p text:style-name="a977" text:class-names="" text:cond-style-name=""><text:span text:style-name="a975" text:class-names="">Fifth level</text:span><text:span text:style-name="a9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996" draw:name="Content Placeholder 3" svg:x="0.5in" svg:y="4.30729in" svg:width="4.41667in" svg:height="2.39236in" presentation:class="object" presentation:placeholder="false">
        <draw:text-box>
          <text:list text:style-name="a982">
            <text:list-item>
              <text:p text:style-name="a981" text:class-names="" text:cond-style-name=""><text:span text:style-name="a980" text:class-names="">Click to edit Master text styles</text:span></text:p>
            </text:list-item>
          </text:list>
          <text:list text:style-name="a985">
            <text:list-item>
              <text:list text:style-name="a985">
                <text:list-item>
                  <text:p text:style-name="a984" text:class-names="" text:cond-style-name=""><text:span text:style-name="a983" text:class-names="">Second level</text:span></text:p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p text:style-name="a987" text:class-names="" text:cond-style-name=""><text:span text:style-name="a9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list text:style-name="a991">
                        <text:list-item>
                          <text:p text:style-name="a990" text:class-names="" text:cond-style-name=""><text:span text:style-name="a9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list text:style-name="a995">
                        <text:list-item>
                          <text:list text:style-name="a995">
                            <text:list-item>
                              <text:p text:style-name="a994" text:class-names="" text:cond-style-name=""><text:span text:style-name="a992" text:class-names="">Fifth level</text:span><text:span text:style-name="a9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013" draw:name="Text Placeholder 4" svg:x="5.08333in" svg:y="1.75in" svg:width="4.41667in" svg:height="4.9496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ck to edit Master text styles</text:span></text:p>
            </text:list-item>
          </text:list>
          <text:list text:style-name="a1002">
            <text:list-item>
              <text:list text:style-name="a1002">
                <text:list-item>
                  <text:p text:style-name="a1001" text:class-names="" text:cond-style-name=""><text:span text:style-name="a1000" text:class-names="">Second level</text:span></text:p>
                </text:list-item>
              </text:list>
            </text:list-item>
          </text:list>
          <text:list text:style-name="a1005">
            <text:list-item>
              <text:list text:style-name="a1005">
                <text:list-item>
                  <text:list text:style-name="a1005">
                    <text:list-item>
                      <text:p text:style-name="a1004" text:class-names="" text:cond-style-name=""><text:span text:style-name="a10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p text:style-name="a1007" text:class-names="" text:cond-style-name=""><text:span text:style-name="a10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list text:style-name="a1012">
                        <text:list-item>
                          <text:list text:style-name="a1012">
                            <text:list-item>
                              <text:p text:style-name="a1011" text:class-names="" text:cond-style-name=""><text:span text:style-name="a1009" text:class-names="">Fifth level</text:span><text:span text:style-name="a10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1018" draw:name="Date Placeholder 5" svg:x="0.5in" svg:y="6.95139in" svg:width="2.33333in" svg:height="0.39931in" presentation:class="date-time" presentation:placeholder="false">
        <draw:text-box>
          <text:p text:style-name="a1017" text:class-names="" text:cond-style-name=""><text:span text:style-name="a1014" text:class-names=""><text:date text:fixed="false" style:data-style-name="a1015"/></text:span><text:span text:style-name="a1016" text:class-names=""/></text:p>
        </draw:text-box>
        <svg:title/>
        <svg:desc/>
      </draw:frame>
      <draw:frame draw:id="id132" presentation:style-name="a1021" draw:name="Footer Placeholder 6" svg:x="3.41667in" svg:y="6.95139in" svg:width="3.16667in" svg:height="0.39931in" presentation:class="footer" presentation:placeholder="false">
        <draw:text-box>
          <text:p text:style-name="a1020" text:class-names="" text:cond-style-name=""><text:span text:style-name="a1019" text:class-names=""/></text:p>
        </draw:text-box>
        <svg:title/>
        <svg:desc/>
      </draw:frame>
      <draw:frame draw:id="id133" presentation:style-name="a1025" draw:name="Slide Number Placeholder 7" svg:x="7.16667in" svg:y="6.95139in" svg:width="2.33333in" svg:height="0.39931in" presentation:class="page-number" presentation:placeholder="false">
        <draw:text-box>
          <text:p text:style-name="a1024" text:class-names="" text:cond-style-name=""><text:span text:style-name="a1022" text:class-names=""><text:page-number style:num-format="1" text:fixed="false"/></text:span><text:span text:style-name="a1023" text:class-names=""/></text:p>
        </draw:text-box>
        <svg:title/>
        <svg:desc/>
      </draw:frame>
    </style:master-page>
    <style:master-page style:name="Master1-Layout23-twoObjOverTx-Title-and-2-Content-over-Text" style:page-layout-name="pageLayout1" draw:style-name="a1026">
      <draw:frame draw:id="id134" presentation:style-name="a1030" draw:name="Title 1" svg:x="0.5in" svg:y="0.30035in" svg:width="9in" svg:height="1.25in" presentation:class="title" presentation:placeholder="false">
        <draw:text-box>
          <text:p text:style-name="a1029" text:class-names="" text:cond-style-name=""><text:span text:style-name="a1027" text:class-names="">Click to edit Master title style</text:span><text:span text:style-name="a1028" text:class-names=""/></text:p>
        </draw:text-box>
        <svg:title/>
        <svg:desc/>
      </draw:frame>
      <draw:frame draw:id="id135" presentation:style-name="a1047" draw:name="Content Placeholder 2" svg:x="0.5in" svg:y="1.75in" svg:width="4.41667in" svg:height="2.39063in" presentation:class="object" presentation:placeholder="false">
        <draw:text-box>
          <text:list text:style-name="a1033">
            <text:list-item>
              <text:p text:style-name="a1032" text:class-names="" text:cond-style-name=""><text:span text:style-name="a1031" text:class-names="">Click to edit Master text styles</text:span></text:p>
            </text:list-item>
          </text:list>
          <text:list text:style-name="a1036">
            <text:list-item>
              <text:list text:style-name="a1036">
                <text:list-item>
                  <text:p text:style-name="a1035" text:class-names="" text:cond-style-name=""><text:span text:style-name="a1034" text:class-names="">Second level</text:span></text:p>
                </text:list-item>
              </text:list>
            </text:list-item>
          </text:list>
          <text:list text:style-name="a1039">
            <text:list-item>
              <text:list text:style-name="a1039">
                <text:list-item>
                  <text:list text:style-name="a1039">
                    <text:list-item>
                      <text:p text:style-name="a1038" text:class-names="" text:cond-style-name=""><text:span text:style-name="a10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list text:style-name="a1042">
                        <text:list-item>
                          <text:p text:style-name="a1041" text:class-names="" text:cond-style-name=""><text:span text:style-name="a10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6">
            <text:list-item>
              <text:list text:style-name="a1046">
                <text:list-item>
                  <text:list text:style-name="a1046">
                    <text:list-item>
                      <text:list text:style-name="a1046">
                        <text:list-item>
                          <text:list text:style-name="a1046">
                            <text:list-item>
                              <text:p text:style-name="a1045" text:class-names="" text:cond-style-name=""><text:span text:style-name="a1043" text:class-names="">Fifth level</text:span><text:span text:style-name="a10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1064" draw:name="Content Placeholder 3" svg:x="5.08333in" svg:y="1.75in" svg:width="4.41667in" svg:height="2.39063in" presentation:class="object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Click to edit Master text styles</text:span></text:p>
            </text:list-item>
          </text:list>
          <text:list text:style-name="a1053">
            <text:list-item>
              <text:list text:style-name="a1053">
                <text:list-item>
                  <text:p text:style-name="a1052" text:class-names="" text:cond-style-name=""><text:span text:style-name="a1051" text:class-names="">Second level</text:span></text:p>
                </text:list-item>
              </text:list>
            </text:list-item>
          </text:list>
          <text:list text:style-name="a1056">
            <text:list-item>
              <text:list text:style-name="a1056">
                <text:list-item>
                  <text:list text:style-name="a1056">
                    <text:list-item>
                      <text:p text:style-name="a1055" text:class-names="" text:cond-style-name=""><text:span text:style-name="a10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list text:style-name="a1059">
                        <text:list-item>
                          <text:p text:style-name="a1058" text:class-names="" text:cond-style-name=""><text:span text:style-name="a10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list text:style-name="a1063">
                        <text:list-item>
                          <text:list text:style-name="a1063">
                            <text:list-item>
                              <text:p text:style-name="a1062" text:class-names="" text:cond-style-name=""><text:span text:style-name="a1060" text:class-names="">Fifth level</text:span><text:span text:style-name="a10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1081" draw:name="Text Placeholder 4" svg:x="0.5in" svg:y="4.30729in" svg:width="9in" svg:height="2.39236in" presentation:class="outline" presentation:placeholder="false">
        <draw:text-box>
          <text:list text:style-name="a1067">
            <text:list-item>
              <text:p text:style-name="a1066" text:class-names="" text:cond-style-name=""><text:span text:style-name="a1065" text:class-names="">Click to edit Master text styles</text:span></text:p>
            </text:list-item>
          </text:list>
          <text:list text:style-name="a1070">
            <text:list-item>
              <text:list text:style-name="a1070">
                <text:list-item>
                  <text:p text:style-name="a1069" text:class-names="" text:cond-style-name=""><text:span text:style-name="a1068" text:class-names="">Second level</text:span></text:p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p text:style-name="a1072" text:class-names="" text:cond-style-name=""><text:span text:style-name="a10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p text:style-name="a1075" text:class-names="" text:cond-style-name=""><text:span text:style-name="a10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list text:style-name="a1080">
                        <text:list-item>
                          <text:list text:style-name="a1080">
                            <text:list-item>
                              <text:p text:style-name="a1079" text:class-names="" text:cond-style-name=""><text:span text:style-name="a1077" text:class-names="">Fifth level</text:span><text:span text:style-name="a10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1086" draw:name="Date Placeholder 5" svg:x="0.5in" svg:y="6.95139in" svg:width="2.33333in" svg:height="0.39931in" presentation:class="date-time" presentation:placeholder="false">
        <draw:text-box>
          <text:p text:style-name="a1085" text:class-names="" text:cond-style-name=""><text:span text:style-name="a1082" text:class-names=""><text:date text:fixed="false" style:data-style-name="a1083"/></text:span><text:span text:style-name="a1084" text:class-names=""/></text:p>
        </draw:text-box>
        <svg:title/>
        <svg:desc/>
      </draw:frame>
      <draw:frame draw:id="id139" presentation:style-name="a1089" draw:name="Footer Placeholder 6" svg:x="3.41667in" svg:y="6.95139in" svg:width="3.16667in" svg:height="0.39931in" presentation:class="footer" presentation:placeholder="false">
        <draw:text-box>
          <text:p text:style-name="a1088" text:class-names="" text:cond-style-name=""><text:span text:style-name="a1087" text:class-names=""/></text:p>
        </draw:text-box>
        <svg:title/>
        <svg:desc/>
      </draw:frame>
      <draw:frame draw:id="id140" presentation:style-name="a1093" draw:name="Slide Number Placeholder 7" svg:x="7.16667in" svg:y="6.95139in" svg:width="2.33333in" svg:height="0.39931in" presentation:class="page-number" presentation:placeholder="false">
        <draw:text-box>
          <text:p text:style-name="a1092" text:class-names="" text:cond-style-name=""><text:span text:style-name="a1090" text:class-names=""><text:page-number style:num-format="1" text:fixed="false"/></text:span><text:span text:style-name="a1091" text:class-names=""/></text:p>
        </draw:text-box>
        <svg:title/>
        <svg:desc/>
      </draw:frame>
    </style:master-page>
    <style:master-page style:name="Master1-Layout24-tbl-Title-and-Table" style:page-layout-name="pageLayout1" draw:style-name="a1094">
      <draw:frame draw:id="id141" presentation:style-name="a1098" draw:name="Title 1" svg:x="0.5in" svg:y="0.30035in" svg:width="9in" svg:height="1.25in" presentation:class="title" presentation:placeholder="false">
        <draw:text-box>
          <text:p text:style-name="a1097" text:class-names="" text:cond-style-name=""><text:span text:style-name="a1095" text:class-names="">Click to edit Master title style</text:span><text:span text:style-name="a1096" text:class-names=""/></text:p>
        </draw:text-box>
        <svg:title/>
        <svg:desc/>
      </draw:frame>
      <draw:frame draw:id="id142" presentation:style-name="a1102" draw:name="Table Placeholder 2" svg:x="0.5in" svg:y="1.75in" svg:width="9in" svg:height="4.94965in" presentation:class="table" presentation:placeholder="false">
        <draw:text-box>
          <text:list text:style-name="a1101">
            <text:list-item>
              <text:p text:style-name="a1100" text:class-names="" text:cond-style-name=""><text:span text:style-name="a1099" text:class-names=""/></text:p>
            </text:list-item>
          </text:list>
        </draw:text-box>
        <svg:title/>
        <svg:desc/>
      </draw:frame>
      <draw:frame draw:id="id143" presentation:style-name="a1107" draw:name="Date Placeholder 3" svg:x="0.5in" svg:y="6.95139in" svg:width="2.33333in" svg:height="0.39931in" presentation:class="date-time" presentation:placeholder="false">
        <draw:text-box>
          <text:p text:style-name="a1106" text:class-names="" text:cond-style-name=""><text:span text:style-name="a1103" text:class-names=""><text:date text:fixed="false" style:data-style-name="a1104"/></text:span><text:span text:style-name="a1105" text:class-names=""/></text:p>
        </draw:text-box>
        <svg:title/>
        <svg:desc/>
      </draw:frame>
      <draw:frame draw:id="id144" presentation:style-name="a1110" draw:name="Footer Placeholder 4" svg:x="3.41667in" svg:y="6.95139in" svg:width="3.16667in" svg:height="0.39931in" presentation:class="footer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45" presentation:style-name="a1114" draw:name="Slide Number Placeholder 5" svg:x="7.16667in" svg:y="6.95139in" svg:width="2.33333in" svg:height="0.39931in" presentation:class="page-number" presentation:placeholder="false">
        <draw:text-box>
          <text:p text:style-name="a1113" text:class-names="" text:cond-style-name=""><text:span text:style-name="a1111" text:class-names=""><text:page-number style:num-format="1" text:fixed="false"/></text:span><text:span text:style-name="a111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pLayoutTitle</dc:title>
    <meta:initial-creator>Charlie</meta:initial-creator>
    <dc:creator>Charlie</dc:creator>
    <meta:creation-date>2015-10-16T03:22:32Z</meta:creation-date>
    <dc:date>2015-10-16T03:22:33Z</dc:date>
    <meta:editing-cycles>1</meta:editing-cycles>
    <meta:editing-duration>PT0S</meta:editing-duration>
    <meta:document-statistic meta:paragraph-count="38" meta:word-count="60"/>
  </office:meta>
</office:document-meta>
</file>